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6ded4"/>
    </style:style>
    <style:style style:name="T1" style:family="text">
      <style:text-properties loext:padding="0.049cm" loext:border="0.06pt solid #d9d9e3"/>
    </style:style>
    <style:style style:name="T2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74151" fo:letter-spacing="normal"/>
    </style:style>
    <style:style style:name="T4" style:family="text">
      <style:text-properties officeooo:rsid="0016ded4" loext:padding="0.049cm" loext:border="0.06pt solid #d9d9e3"/>
    </style:style>
    <style:style style:name="T5" style:family="text">
      <style:text-properties fo:color="#c9211e" officeooo:rsid="0016ded4" loext:padding="0.049cm" loext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5">SOURCE VS SH</text:span></text:span></text:p>
      <text:p text:style-name="P1"><text:span text:style-name="Source_20_Text"><text:span text:style-name="T1"/></text:span></text:p>
      <text:p text:style-name="P1"><text:span text:style-name="Source_20_Text"><text:span text:style-name="T1">source</text:span></text:span><text:span text:style-name="T3"> </text:span><text:span text:style-name="T2">is used to execute a script within the current shell environment, which allows changes made by the script to affect the current shell. </text:span><text:span text:style-name="Source_20_Text"><text:span text:style-name="T1">sh</text:span></text:span><text:span text:style-name="T3"> </text:span><text:span text:style-name="T2">is used to execute a script in a subshell, which does not affect the parent shell, and is typically used to ensure that the script is portable across different Unix-based system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7:41:18.455591936</meta:creation-date>
    <dc:date>2023-03-01T17:41:56.942959853</dc:date>
    <meta:editing-duration>PT38S</meta:editing-duration>
    <meta:editing-cycles>1</meta:editing-cycles>
    <meta:document-statistic meta:table-count="0" meta:image-count="0" meta:object-count="0" meta:page-count="1" meta:paragraph-count="2" meta:word-count="59" meta:character-count="336" meta:non-whitespace-character-count="279"/>
    <meta:generator>LibreOffice/6.4.7.2$Linux_X86_64 LibreOffice_project/40$Build-2</meta:generator>
  </office:meta>
</office:document-meta>
</file>